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ValidationRule.setMinExpr( Expression min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ValidationRule.validate( Object value , ExpressionContext expressionContex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LengthValidationRule.setExactExpr( Expression exact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ValidationRule.supportsType( Class clazz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ValidationRule.setMaxExpr( Expression max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